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ccuracy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scor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0.970834705547738" calcext:value-type="float">
            <text:p>0.970834705547738</text:p>
          </table:table-cell>
          <table:table-cell office:value-type="float" office:value="0.985162645486485" calcext:value-type="float">
            <text:p>0.985162645486485</text:p>
          </table:table-cell>
          <table:table-cell office:value-type="float" office:value="0.989683316261377" calcext:value-type="float">
            <text:p>0.989683316261377</text:p>
          </table:table-cell>
          <table:table-cell office:value-type="float" office:value="0.987402687121947" calcext:value-type="float">
            <text:p>0.987402687121947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2019-06-03--02:46:43.tar</text:p>
          </table:table-cell>
        </table:table-row>
        <table:table-row table:style-name="ro1">
          <table:table-cell office:value-type="float" office:value="0.963197958144966" calcext:value-type="float">
            <text:p>0.963197958144966</text:p>
          </table:table-cell>
          <table:table-cell office:value-type="float" office:value="0.985456334083345" calcext:value-type="float">
            <text:p>0.985456334083345</text:p>
          </table:table-cell>
          <table:table-cell office:value-type="float" office:value="0.989659720913681" calcext:value-type="float">
            <text:p>0.989659720913681</text:p>
          </table:table-cell>
          <table:table-cell office:value-type="float" office:value="0.987540055325958" calcext:value-type="float">
            <text:p>0.987540055325958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2019-06-03--08:56:55.tar</text:p>
          </table:table-cell>
        </table:table-row>
        <table:table-row table:style-name="ro1">
          <table:table-cell office:value-type="float" office:value="0.942446333942097" calcext:value-type="float">
            <text:p>0.942446333942097</text:p>
          </table:table-cell>
          <table:table-cell office:value-type="float" office:value="0.979295963683789" calcext:value-type="float">
            <text:p>0.979295963683789</text:p>
          </table:table-cell>
          <table:table-cell office:value-type="float" office:value="0.989858450789443" calcext:value-type="float">
            <text:p>0.989858450789443</text:p>
          </table:table-cell>
          <table:table-cell office:value-type="float" office:value="0.984501045433774" calcext:value-type="float">
            <text:p>0.984501045433774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-lower2019-06-02--23:25:55.tar</text:p>
          </table:table-cell>
        </table:table-row>
        <table:table-row table:style-name="ro1">
          <table:table-cell office:value-type="float" office:value="0.911872399029969" calcext:value-type="float">
            <text:p>0.911872399029969</text:p>
          </table:table-cell>
          <table:table-cell office:value-type="float" office:value="0.949276391554071" calcext:value-type="float">
            <text:p>0.949276391554071</text:p>
          </table:table-cell>
          <table:table-cell office:value-type="float" office:value="0.989618954509978" calcext:value-type="float">
            <text:p>0.989618954509978</text:p>
          </table:table-cell>
          <table:table-cell office:value-type="float" office:value="0.968512635714192" calcext:value-type="float">
            <text:p>0.968512635714192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-lower2019-06-03--05:42:10.tar</text:p>
          </table:table-cell>
        </table:table-row>
        <table:table-row table:style-name="ro1">
          <table:table-cell office:value-type="float" office:value="0.919822011317026" calcext:value-type="float">
            <text:p>0.919822011317026</text:p>
          </table:table-cell>
          <table:table-cell office:value-type="float" office:value="0.986999489404036" calcext:value-type="float">
            <text:p>0.986999489404036</text:p>
          </table:table-cell>
          <table:table-cell office:value-type="float" office:value="0.988822727373915" calcext:value-type="float">
            <text:p>0.988822727373915</text:p>
          </table:table-cell>
          <table:table-cell office:value-type="float" office:value="0.987909181823953" calcext:value-type="float">
            <text:p>0.987909181823953</text:p>
          </table:table-cell>
          <table:table-cell office:value-type="string" calcext:value-type="string">
            <text:p>linear-conv-nopos</text:p>
          </table:table-cell>
          <table:table-cell office:value-type="string" calcext:value-type="string">
            <text:p>bfmmss-conv-nopos2019-06-03--00:14:47.tar</text:p>
          </table:table-cell>
        </table:table-row>
        <table:table-row table:style-name="ro1">
          <table:table-cell office:value-type="float" office:value="0.886040837100686" calcext:value-type="float">
            <text:p>0.886040837100686</text:p>
          </table:table-cell>
          <table:table-cell office:value-type="float" office:value="0.983748755063755" calcext:value-type="float">
            <text:p>0.983748755063755</text:p>
          </table:table-cell>
          <table:table-cell office:value-type="float" office:value="0.989693357686871" calcext:value-type="float">
            <text:p>0.989693357686871</text:p>
          </table:table-cell>
          <table:table-cell office:value-type="float" office:value="0.986696165863552" calcext:value-type="float">
            <text:p>0.986696165863552</text:p>
          </table:table-cell>
          <table:table-cell office:value-type="string" calcext:value-type="string">
            <text:p>linear-conv-nopos</text:p>
          </table:table-cell>
          <table:table-cell office:value-type="string" calcext:value-type="string">
            <text:p>bfmmss-conv-nopos2019-06-03--06:23:10.tar</text:p>
          </table:table-cell>
        </table:table-row>
        <table:table-row table:style-name="ro1">
          <table:table-cell office:value-type="float" office:value="0.764612111587211" calcext:value-type="float">
            <text:p>0.764612111587211</text:p>
          </table:table-cell>
          <table:table-cell office:value-type="float" office:value="0.986712500434478" calcext:value-type="float">
            <text:p>0.986712500434478</text:p>
          </table:table-cell>
          <table:table-cell office:value-type="float" office:value="0.988405225889314" calcext:value-type="float">
            <text:p>0.988405225889314</text:p>
          </table:table-cell>
          <table:table-cell office:value-type="float" office:value="0.987556390572467" calcext:value-type="float">
            <text:p>0.987556390572467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-normalize2019-06-03--01:57:48.tar</text:p>
          </table:table-cell>
        </table:table-row>
        <table:table-row table:style-name="ro1">
          <table:table-cell office:value-type="float" office:value="0.671751865280316" calcext:value-type="float">
            <text:p>0.671751865280316</text:p>
          </table:table-cell>
          <table:table-cell office:value-type="float" office:value="0.987479148690503" calcext:value-type="float">
            <text:p>0.987479148690503</text:p>
          </table:table-cell>
          <table:table-cell office:value-type="float" office:value="0.988190158902064" calcext:value-type="float">
            <text:p>0.988190158902064</text:p>
          </table:table-cell>
          <table:table-cell office:value-type="float" office:value="0.987834525468584" calcext:value-type="float">
            <text:p>0.987834525468584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-normalize2019-06-03--08:13:27.tar</text:p>
          </table:table-cell>
        </table:table-row>
        <table:table-row table:style-name="ro1">
          <table:table-cell office:value-type="float" office:value="0.813168579390525" calcext:value-type="float">
            <text:p>0.813168579390525</text:p>
          </table:table-cell>
          <table:table-cell office:value-type="float" office:value="0.988208767593898" calcext:value-type="float">
            <text:p>0.988208767593898</text:p>
          </table:table-cell>
          <table:table-cell office:value-type="float" office:value="0.988507262498306" calcext:value-type="float">
            <text:p>0.988507262498306</text:p>
          </table:table-cell>
          <table:table-cell office:value-type="float" office:value="0.988357650296227" calcext:value-type="float">
            <text:p>0.988357650296227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-normalize-lower2019-06-03--01:03:43.tar</text:p>
          </table:table-cell>
        </table:table-row>
        <table:table-row table:style-name="ro1">
          <table:table-cell office:value-type="float" office:value="0.877463818056513" calcext:value-type="float">
            <text:p>0.877463818056513</text:p>
          </table:table-cell>
          <table:table-cell office:value-type="float" office:value="0.98611761623114" calcext:value-type="float">
            <text:p>0.98611761623114</text:p>
          </table:table-cell>
          <table:table-cell office:value-type="float" office:value="0.988904508136401" calcext:value-type="float">
            <text:p>0.988904508136401</text:p>
          </table:table-cell>
          <table:table-cell office:value-type="float" office:value="0.987504007999901" calcext:value-type="float">
            <text:p>0.987504007999901</text:p>
          </table:table-cell>
          <table:table-cell office:value-type="string" calcext:value-type="string">
            <text:p>linear-conv</text:p>
          </table:table-cell>
          <table:table-cell office:value-type="string" calcext:value-type="string">
            <text:p>bfmmss-conv-normalize-lower2019-06-03--07:14:29.tar</text:p>
          </table:table-cell>
        </table:table-row>
        <table:table-row table:style-name="ro1">
          <table:table-cell office:value-type="float" office:value="0.38043172360109" calcext:value-type="float">
            <text:p>0.38043172360109</text:p>
          </table:table-cell>
          <table:table-cell office:value-type="float" office:value="0.184189161142243" calcext:value-type="float">
            <text:p>0.184189161142243</text:p>
          </table:table-cell>
          <table:table-cell office:value-type="float" office:value="0.5" calcext:value-type="float">
            <text:p>0.5</text:p>
          </table:table-cell>
          <table:table-cell office:value-type="float" office:value="0.269207949501483" calcext:value-type="float">
            <text:p>0.269207949501483</text:p>
          </table:table-cell>
          <table:table-cell office:value-type="string" calcext:value-type="string">
            <text:p>linear-lstm</text:p>
          </table:table-cell>
          <table:table-cell office:value-type="string" calcext:value-type="string">
            <text:p>bfmmss-lstm2019-06-03--03:30:32.tar</text:p>
          </table:table-cell>
        </table:table-row>
        <table:table-row table:style-name="ro1">
          <table:table-cell office:value-type="float" office:value="0.38043172360109" calcext:value-type="float">
            <text:p>0.38043172360109</text:p>
          </table:table-cell>
          <table:table-cell office:value-type="float" office:value="0.184189161142243" calcext:value-type="float">
            <text:p>0.184189161142243</text:p>
          </table:table-cell>
          <table:table-cell office:value-type="float" office:value="0.5" calcext:value-type="float">
            <text:p>0.5</text:p>
          </table:table-cell>
          <table:table-cell office:value-type="float" office:value="0.269207949501483" calcext:value-type="float">
            <text:p>0.269207949501483</text:p>
          </table:table-cell>
          <table:table-cell office:value-type="string" calcext:value-type="string">
            <text:p>linear-lstm</text:p>
          </table:table-cell>
          <table:table-cell office:value-type="string" calcext:value-type="string">
            <text:p>bfmmss-lstm2019-06-03--09:32:37.tar</text:p>
          </table:table-cell>
        </table:table-row>
        <calcext:conditional-formats>
          <calcext:conditional-format calcext:target-range-address="Sheet1.D2:Sheet1.D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:Sheet1.C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:Sheet1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2:Sheet1.A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1:12:52.339894201</meta:creation-date>
    <dc:date>2019-06-03T11:18:14.858657196</dc:date>
    <meta:editing-duration>PT5M23S</meta:editing-duration>
    <meta:editing-cycles>1</meta:editing-cycles>
    <meta:document-statistic meta:table-count="1" meta:cell-count="78" meta:object-count="0"/>
    <meta:generator>LibreOffice/6.2.4.2$Linux_X86_64 LibreOffice_project/20$Build-2</meta:generator>
  </office:meta>
</office:document-meta>
</file>